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2b4b6" officeooo:paragraph-rsid="0002b4b6"/>
    </style:style>
    <style:style style:name="P2" style:family="paragraph" style:parent-style-name="Standard">
      <style:text-properties officeooo:rsid="0002b4b6" officeooo:paragraph-rsid="0004ab33"/>
    </style:style>
    <style:style style:name="P3" style:family="paragraph" style:parent-style-name="Standard">
      <style:text-properties officeooo:rsid="0004ab33" officeooo:paragraph-rsid="0004ab33"/>
    </style:style>
    <style:style style:name="P4" style:family="paragraph" style:parent-style-name="Standard">
      <style:text-properties officeooo:rsid="0002b4b6" officeooo:paragraph-rsid="0004ab33"/>
    </style:style>
    <style:style style:name="P5" style:family="paragraph" style:parent-style-name="Standard">
      <style:text-properties officeooo:rsid="0002b4b6" officeooo:paragraph-rsid="000b68db"/>
    </style:style>
    <style:style style:name="P6" style:family="paragraph" style:parent-style-name="Standard">
      <style:text-properties officeooo:rsid="0002b4b6" officeooo:paragraph-rsid="0002b4b6"/>
    </style:style>
    <style:style style:name="T1" style:family="text">
      <style:text-properties officeooo:rsid="0004ab33"/>
    </style:style>
    <style:style style:name="T2" style:family="text">
      <style:text-properties officeooo:rsid="000862b8"/>
    </style:style>
    <style:style style:name="T3" style:family="text">
      <style:text-properties officeooo:rsid="000a2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當child結束時，會向parent process送出SIGCHLD的訊號，等待exit code被接收，接收之後才會真正結束。所以，在parent的process上註冊SIGCHLD <text:s/>HANDLER來防止zombie process的產生</text:p>
      <text:p text:style-name="P5">。</text:p>
      <text:p text:style-name="P1">2. 我使用了tcsetpgrp來設定當前的前景程式是哪一個process，這樣的話ctrl c的signal就會送給指定的程式，而不會送給我的shell。</text:p>
      <text:p text:style-name="P1"/>
      <text:p text:style-name="P1">3. 在parse字串的時候，將 &lt; &gt; 符號後面的字串存下來，並在程式執行前使用<text:span text:style-name="T2">open開啟檔案，再使用dup2將檔案的fd複製stdin, stdout</text:span>。</text:p>
      <text:p text:style-name="P1"/>
      <text:p text:style-name="P2">4. <text:span text:style-name="T1">Android使用了binder架構。在binder的框架下有4個角色，分別是server, client, service manager, binder driver。</text:span></text:p>
      <text:p text:style-name="P3"><text:tab/>binder driver和<text:span text:style-name="T2">Service Manager, Server, Client使</text:span>用ioctl方式來實現溝通，而不是常看到read, write。</text:p>
      <text:p text:style-name="P2"><text:tab/><text:span text:style-name="T1">Service Manager是第一個向binder driver註冊的服務，之後所有的server都會透過Service Manager管理。</text:span></text:p>
      <text:p text:style-name="P2"><text:tab/><text:span text:style-name="T2">Server和Client之間透過Service Manager來交換訊息。</text:span></text:p>
      <text:p text:style-name="P2"><text:tab/><text:span text:style-name="T3">Binder driver是位於kernel space，而其他三者位於user space的部份。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cknicsu</meta:initial-creator>
    <meta:creation-date>2015-10-29T00:23:37.008606995</meta:creation-date>
    <dc:date>2015-10-30T22:53:42.212731519</dc:date>
    <dc:creator>tocknicsu</dc:creator>
    <meta:editing-duration>PT14M24S</meta:editing-duration>
    <meta:editing-cycles>4</meta:editing-cycles>
    <meta:generator>LibreOffice/4.4.3.2$Linux_X86_64 LibreOffice_project/40m0$Build-2</meta:generator>
    <meta:document-statistic meta:table-count="0" meta:image-count="0" meta:object-count="0" meta:page-count="1" meta:paragraph-count="10" meta:word-count="283" meta:character-count="615" meta:non-whitespace-character-count="579"/>
  </office:meta>
</office:document-meta>
</file>